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3">
      <style:paragraph-properties fo:margin-top="0in" fo:margin-bottom="0.1965in" style:contextual-spacing="false"/>
    </style:style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Preformatted_20_Text" style:list-style-name="L7"/>
    <style:style style:name="P5" style:family="paragraph" style:parent-style-name="Preformatted_20_Text" style:list-style-name="L7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>
      <style:paragraph-properties fo:text-align="center" style:justify-single-word="false"/>
      <style:text-properties officeooo:paragraph-rsid="00182ba9"/>
    </style:style>
    <style:style style:name="T1" style:family="text">
      <style:text-properties officeooo:rsid="00182ba9"/>
    </style:style>
    <style:style style:name="T2" style:family="text">
      <style:text-properties style:text-underline-style="solid" style:text-underline-width="auto" style:text-underline-color="font-color" officeooo:rsid="00182ba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2">jQuery Quick Reference</text:span></text:span></text:p>
      <text:p text:style-name="Text_20_body"><text:span text:style-name="Strong_20_Emphasis"/></text:p>
      <text:p text:style-name="Text_20_body"><text:span text:style-name="Strong_20_Emphasis">jQuery:</text:span></text:p>
      <text:list text:style-name="L1">
        <text:list-item>
          <text:p text:style-name="P7">Fast, small, and feature-rich JavaScript library for simplifying DOM manipulation, event handling, AJAX, and animation.</text:p>
        </text:list-item>
        <text:list-item>
          <text:p text:style-name="P7">Simplifies JavaScript code and cross-browser compatibility.</text:p>
        </text:list-item>
        <text:list-item>
          <text:p text:style-name="P6">Widely used in web development for its ease of use and powerful features.</text:p>
        </text:list-item>
      </text:list>
      <text:p text:style-name="Text_20_body"><text:span text:style-name="Strong_20_Emphasis">Key Concepts:</text:span></text:p>
      <text:list text:style-name="L2">
        <text:list-item>
          <text:p text:style-name="P8"><text:span text:style-name="Strong_20_Emphasis">DOM Manipulation:</text:span></text:p>
          <text:list>
            <text:list-item>
              <text:p text:style-name="P9">Select and manipulate HTML elements with ease using jQuery selectors and methods.</text:p>
            </text:list-item>
            <text:list-item>
              <text:p text:style-name="P9">Example: <text:span text:style-name="Source_20_Text">$('.my-class').hide();</text:span>, <text:span text:style-name="Source_20_Text">$('#my-id').addClass('new-class');</text:span></text:p>
            </text:list-item>
          </text:list>
        </text:list-item>
        <text:list-item>
          <text:p text:style-name="P8"><text:span text:style-name="Strong_20_Emphasis">Event Handling:</text:span></text:p>
          <text:list>
            <text:list-item>
              <text:p text:style-name="P9">Attach event handlers to HTML elements using jQuery's event methods.</text:p>
            </text:list-item>
            <text:list-item>
              <text:p text:style-name="P9">Example: <text:span text:style-name="Source_20_Text">$('#my-button').click(function() { alert('Button clicked'); });</text:span></text:p>
            </text:list-item>
          </text:list>
        </text:list-item>
        <text:list-item>
          <text:p text:style-name="P8"><text:span text:style-name="Strong_20_Emphasis">AJAX:</text:span></text:p>
          <text:list>
            <text:list-item>
              <text:p text:style-name="P9">Perform asynchronous HTTP requests using jQuery's AJAX methods.</text:p>
            </text:list-item>
            <text:list-item>
              <text:p text:style-name="P9">Example: <text:span text:style-name="Source_20_Text">$.ajax({ url: 'example.com/api/data', success: function(data) { console.log(data); } });</text:span></text:p>
            </text:list-item>
          </text:list>
        </text:list-item>
        <text:list-item>
          <text:p text:style-name="P8"><text:span text:style-name="Strong_20_Emphasis">Effects and Animation:</text:span></text:p>
          <text:list>
            <text:list-item>
              <text:p text:style-name="P9">Create animations and effects on HTML elements using jQuery's animation methods.</text:p>
            </text:list-item>
            <text:list-item>
              <text:p text:style-name="P8">Example: <text:span text:style-name="Source_20_Text">$('#my-div').slideDown();</text:span>, <text:span text:style-name="Source_20_Text">$('.my-class').fadeIn();</text:span></text:p>
            </text:list-item>
          </text:list>
        </text:list-item>
      </text:list>
      <text:p text:style-name="Text_20_body"><text:span text:style-name="Strong_20_Emphasis">Basic Workflow:</text:span></text:p>
      <text:list text:style-name="L3">
        <text:list-item>
          <text:p text:style-name="P10"><text:span text:style-name="Strong_20_Emphasis">Include jQuery:</text:span></text:p>
          <text:list>
            <text:list-item>
              <text:p text:style-name="P10">Load jQuery library in your HTML file.</text:p>
            </text:list-item>
          </text:list>
          <text:p text:style-name="P2">html</text:p>
        </text:list-item>
      </text:list>
      <text:list text:style-name="L4">
        <text:list-item>
          <text:p text:style-name="P3"><text:span text:style-name="Source_20_Text">&lt;script src="https://ajax.googleapis.com/ajax/libs/jquery/3.6.0/jquery.min.js"&gt;&lt;/script&gt;</text:span></text:p>
        </text:list-item>
      </text:list>
      <text:list text:style-name="L5">
        <text:list-item>
          <text:p text:style-name="P11"><text:span text:style-name="Strong_20_Emphasis">DOM Ready:</text:span></text:p>
        </text:list-item>
      </text:list>
      <text:list text:style-name="L6">
        <text:list-item>
          <text:p text:style-name="P13">Ensure jQuery code runs after the DOM is fully loaded.</text:p>
        </text:list-item>
        <text:list-item>
          <text:p text:style-name="P12">Use the <text:span text:style-name="Source_20_Text">$(document).ready()</text:span> function or shorthand <text:span text:style-name="Source_20_Text">$(function() { ... })</text:span>.</text:p>
        </text:list-item>
      </text:list>
      <text:p text:style-name="P1">javascript</text:p>
      <text:list text:style-name="L7">
        <text:list-item text:start-value="2">
          <text:p text:style-name="P4"><text:soft-page-break/><text:span text:style-name="Source_20_Text">$(document).ready(function() {</text:span></text:p>
          <text:p text:style-name="P4"><text:span text:style-name="Source_20_Text"><text:s text:c="4"/>// jQuery code here</text:span></text:p>
          <text:p text:style-name="P5"><text:span text:style-name="Source_20_Text">});</text:span></text:p>
        </text:list-item>
        <text:list-item>
          <text:p text:style-name="P14"><text:span text:style-name="Strong_20_Emphasis">Select Elements:</text:span></text:p>
          <text:list>
            <text:list-item>
              <text:p text:style-name="P15">Use jQuery selectors to target HTML elements.</text:p>
            </text:list-item>
            <text:list-item>
              <text:p text:style-name="P15">Example: <text:span text:style-name="Source_20_Text">$('#my-id')</text:span>, <text:span text:style-name="Source_20_Text">$('.my-class')</text:span>, <text:span text:style-name="Source_20_Text">$('input[name="my-input"]')</text:span>.</text:p>
            </text:list-item>
          </text:list>
        </text:list-item>
        <text:list-item>
          <text:p text:style-name="P14"><text:span text:style-name="Strong_20_Emphasis">Manipulate DOM:</text:span></text:p>
          <text:list>
            <text:list-item>
              <text:p text:style-name="P15">Use jQuery methods to manipulate selected elements.</text:p>
            </text:list-item>
            <text:list-item>
              <text:p text:style-name="P15">Example: <text:span text:style-name="Source_20_Text">$('#my-element').addClass('new-class');</text:span>, <text:span text:style-name="Source_20_Text">$('.my-element').hide();</text:span>.</text:p>
            </text:list-item>
          </text:list>
        </text:list-item>
        <text:list-item>
          <text:p text:style-name="P14"><text:span text:style-name="Strong_20_Emphasis">Handle Events:</text:span></text:p>
          <text:list>
            <text:list-item>
              <text:p text:style-name="P15">Attach event handlers to elements using jQuery's event methods.</text:p>
            </text:list-item>
            <text:list-item>
              <text:p text:style-name="P15">Example: <text:span text:style-name="Source_20_Text">$('#my-button').click(function() { alert('Button clicked'); });</text:span>.</text:p>
            </text:list-item>
          </text:list>
        </text:list-item>
        <text:list-item>
          <text:p text:style-name="P14"><text:span text:style-name="Strong_20_Emphasis">AJAX Requests:</text:span></text:p>
          <text:list>
            <text:list-item>
              <text:p text:style-name="P15">Make AJAX requests using jQuery's AJAX methods.</text:p>
            </text:list-item>
            <text:list-item>
              <text:p text:style-name="P14">Example: <text:span text:style-name="Source_20_Text">$.ajax({ url: 'example.com/api/data', success: function(data) { console.log(data); } });</text:span>.</text:p>
            </text:list-item>
          </text:list>
        </text:list-item>
      </text:list>
      <text:p text:style-name="Text_20_body"><text:span text:style-name="Strong_20_Emphasis">Common Methods and Techniques:</text:span></text:p>
      <text:list text:style-name="L8">
        <text:list-item>
          <text:p text:style-name="P17"><text:span text:style-name="Source_20_Text">addClass()</text:span>, <text:span text:style-name="Source_20_Text">removeClass()</text:span>, <text:span text:style-name="Source_20_Text">toggleClass()</text:span>: Add, remove, or toggle CSS classes.</text:p>
        </text:list-item>
        <text:list-item>
          <text:p text:style-name="P17"><text:span text:style-name="Source_20_Text">append()</text:span>, <text:span text:style-name="Source_20_Text">prepend()</text:span>, <text:span text:style-name="Source_20_Text">after()</text:span>, <text:span text:style-name="Source_20_Text">before()</text:span>: Insert content into DOM.</text:p>
        </text:list-item>
        <text:list-item>
          <text:p text:style-name="P17"><text:span text:style-name="Source_20_Text">attr()</text:span>, <text:span text:style-name="Source_20_Text">prop()</text:span>, <text:span text:style-name="Source_20_Text">val()</text:span>: Get or set attributes, properties, and values.</text:p>
        </text:list-item>
        <text:list-item>
          <text:p text:style-name="P17"><text:span text:style-name="Source_20_Text">show()</text:span>, <text:span text:style-name="Source_20_Text">hide()</text:span>, <text:span text:style-name="Source_20_Text">toggle()</text:span>: Show, hide, or toggle visibility of elements.</text:p>
        </text:list-item>
        <text:list-item>
          <text:p text:style-name="P17"><text:span text:style-name="Source_20_Text">fadeIn()</text:span>, <text:span text:style-name="Source_20_Text">fadeOut()</text:span>, <text:span text:style-name="Source_20_Text">fadeToggle()</text:span>: Fade in, fade out, or toggle opacity of elements.</text:p>
        </text:list-item>
        <text:list-item>
          <text:p text:style-name="P17"><text:span text:style-name="Source_20_Text">slideUp()</text:span>, <text:span text:style-name="Source_20_Text">slideDown()</text:span>, <text:span text:style-name="Source_20_Text">slideToggle()</text:span>: Slide up, slide down, or toggle height of elements.</text:p>
        </text:list-item>
        <text:list-item>
          <text:p text:style-name="P17"><text:span text:style-name="Source_20_Text">on()</text:span>: Attach event handlers to elements.</text:p>
        </text:list-item>
        <text:list-item>
          <text:p text:style-name="P16"><text:span text:style-name="Source_20_Text">$.ajax()</text:span>: Perform AJAX requests.</text:p>
        </text:list-item>
      </text:list>
      <text:p text:style-name="Text_20_body"><text:span text:style-name="Strong_20_Emphasis">Cross-Browser Compatibility:</text:span></text:p>
      <text:list text:style-name="L9">
        <text:list-item>
          <text:p text:style-name="P19">jQuery handles cross-browser compatibility issues, ensuring consistent behavior across different browsers.</text:p>
        </text:list-item>
        <text:list-item>
          <text:p text:style-name="P18">Write jQuery code once and it works across all major browsers.</text:p>
        </text:list-item>
      </text:list>
      <text:p text:style-name="Text_20_body"><text:span text:style-name="Strong_20_Emphasis">Plugins:</text:span></text:p>
      <text:list text:style-name="L10">
        <text:list-item>
          <text:p text:style-name="P21">Extend jQuery's functionality with plugins available from the jQuery plugin registry.</text:p>
        </text:list-item>
        <text:list-item>
          <text:p text:style-name="P20">Include plugin scripts after jQuery library and follow plugin-specific documentation for usage.</text:p>
        </text:list-item>
      </text:list>
      <text:p text:style-name="Text_20_body"><text:soft-page-break/><text:span text:style-name="Strong_20_Emphasis">Performance Considerations:</text:span></text:p>
      <text:list text:style-name="L11">
        <text:list-item>
          <text:p text:style-name="P23">Minimize DOM manipulation and use efficient jQuery selectors to improve performance.</text:p>
        </text:list-item>
        <text:list-item>
          <text:p text:style-name="P22">Cache jQuery objects to avoid repeated DOM traversal.</text:p>
        </text:list-item>
      </text:list>
      <text:p text:style-name="Text_20_body"><text:span text:style-name="Strong_20_Emphasis">Testing:</text:span></text:p>
      <text:list text:style-name="L12">
        <text:list-item>
          <text:p text:style-name="P24">Test jQuery code using browser developer tools, automated testing frameworks, and jQuery-specific testing libraries like QUni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2:00:32.840051636</meta:creation-date>
    <dc:date>2024-04-07T12:14:59.288860974</dc:date>
    <meta:editing-duration>PT1M1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2" meta:word-count="426" meta:character-count="3178" meta:non-whitespace-character-count="2859"/>
  </office:meta>
</office:document-meta>
</file>